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DE LA CRUZ MOLINA ALFRE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DE LA CRUZ MOLINA ALFRE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LINARES SIHUIN, LOURDE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0420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55:4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